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font-style="italic" officeooo:rsid="00129f1a" style:font-style-asian="italic" style:font-style-complex="italic"/>
    </style:style>
    <style:style style:name="T2" style:family="text">
      <style:text-properties fo:font-style="italic" officeooo:rsid="0013c090" style:font-style-asian="italic" style:font-style-complex="italic"/>
    </style:style>
    <style:style style:name="T3" style:family="text">
      <style:text-properties fo:font-style="normal" officeooo:rsid="00129f1a" style:font-style-asian="normal" style:font-style-complex="normal"/>
    </style:style>
    <style:style style:name="T4" style:family="text">
      <style:text-properties fo:font-style="normal" officeooo:rsid="0013c090" style:font-style-asian="normal" style:font-style-complex="normal"/>
    </style:style>
    <style:style style:name="T5" style:family="text">
      <style:text-properties fo:font-style="normal" officeooo:rsid="00152950" style:font-style-asian="normal" style:font-style-complex="normal"/>
    </style:style>
    <style:style style:name="T6" style:family="text">
      <style:text-properties fo:font-style="normal" officeooo:rsid="0015c8cd" style:font-style-asian="normal" style:font-style-complex="normal"/>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Eucalyptus melliodora</text:span><text:span text:style-name="T3">, a tree native to eastern Australia, has strong timber and a high nectar load, making it economically important and a vital source of food for nectar-consuming species. In 1993, an individual of the species was discovered that harbors a somatic mutation conferring herbivore resistance to a number of branches on the tree via differential terpenoid production. Though transcriptomic analysis was inconclusive in determining the genetic source of this variation, we </text:span><text:span text:style-name="T4">attempt to do so using ultra-deep whole-genome sequencing of 8 samples in triplicate. We call variants using a reference-free De-Bruijn variant caller </text:span><text:span text:style-name="T2">DiscoSNP++</text:span><text:span text:style-name="T4"> and by the GATK best practices using a reference from a closely-related species. We find that the phylogeny of the variants identified by both methods reflects the branching pattern of the tree, though the </text:span><text:span text:style-name="T5">phylogeny is affected by short in</text:span><text:span text:style-name="T6">terior</text:span><text:span text:style-name="T5"> nodes. While we have yet to validate the source of the herbivore resistance, this data presents an opportunity for further study of how somatic mutations are produced and spread in plants and how to properly resolve short interior 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meta:initial-creator>
    <meta:creation-date>2016-04-20T11:15:58.776248232</meta:creation-date>
    <dc:date>2016-04-20T12:13:07.840658515</dc:date>
    <dc:creator>adam </dc:creator>
    <meta:editing-duration>PT26M48S</meta:editing-duration>
    <meta:editing-cycles>3</meta:editing-cycles>
    <meta:generator>LibreOffice/4.2.8.2$Linux_X86_64 LibreOffice_project/420m0$Build-2</meta:generator>
    <meta:document-statistic meta:table-count="0" meta:image-count="0" meta:object-count="0" meta:page-count="1" meta:paragraph-count="1" meta:word-count="174" meta:character-count="1133" meta:non-whitespace-character-count="959"/>
  </office:meta>
</office:document-meta>
</file>